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1264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paragraph-rsid="00112644"/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paragraph-rsid="00112644"/>
    </style:style>
    <style:style style:name="P5" style:family="paragraph" style:parent-style-name="Contents_20_Heading">
      <style:text-properties officeooo:paragraph-rsid="00112644"/>
    </style:style>
    <style:style style:name="P6" style:family="paragraph" style:parent-style-name="Heading_20_1">
      <style:paragraph-properties fo:text-align="center" style:justify-single-word="false"/>
      <style:text-properties officeooo:paragraph-rsid="00112644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style:font-name="Arial1" fo:font-size="11pt" officeooo:rsid="00092400" officeooo:paragraph-rsid="00112644" style:font-size-asian="11pt" style:font-size-complex="11pt"/>
    </style:style>
    <style:style style:name="P9" style:family="paragraph" style:parent-style-name="Text_20_body">
      <style:text-properties officeooo:paragraph-rsid="00112644"/>
    </style:style>
    <style:style style:name="P10" style:family="paragraph" style:parent-style-name="Text_20_body">
      <style:text-properties style:font-name="Calibri" fo:font-size="12pt" officeooo:rsid="00092400" officeooo:paragraph-rsid="00112644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2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3" style:family="paragraph" style:parent-style-name="Text_20_body" style:list-style-name="L1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4" style:family="paragraph" style:parent-style-name="Text_20_body" style:list-style-name="L2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5" style:family="paragraph" style:parent-style-name="Text_20_body" style:list-style-name="L3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6" style:family="paragraph" style:parent-style-name="Text_20_body" style:list-style-name="L4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7" style:family="paragraph" style:parent-style-name="Text_20_body" style:list-style-name="L5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8" style:family="paragraph" style:parent-style-name="Text_20_body" style:list-style-name="L11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19" style:family="paragraph" style:parent-style-name="Text_20_body" style:list-style-name="L12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20" style:family="paragraph" style:parent-style-name="Text_20_body" style:list-style-name="L13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/>
    </style:style>
    <style:style style:name="P21" style:family="paragraph" style:parent-style-name="Text_20_body" style:list-style-name="L14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/>
    </style:style>
    <style:style style:name="P22" style:family="paragraph" style:parent-style-name="Text_20_body" style:list-style-name="L15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/>
    </style:style>
    <style:style style:name="P23" style:family="paragraph" style:parent-style-name="Text_20_body" style:list-style-name="L16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/>
    </style:style>
    <style:style style:name="P24" style:family="paragraph" style:parent-style-name="Text_20_body" style:list-style-name="L17">
      <style:paragraph-properties fo:margin-left="0.63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/>
    </style:style>
    <style:style style:name="P25" style:family="paragraph" style:parent-style-name="Text_20_body" style:list-style-name="L6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26" style:family="paragraph" style:parent-style-name="Text_20_body" style:list-style-name="L7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27" style:family="paragraph" style:parent-style-name="Text_20_body" style:list-style-name="L8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28" style:family="paragraph" style:parent-style-name="Text_20_body" style:list-style-name="L9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29" style:family="paragraph" style:parent-style-name="Text_20_body" style:list-style-name="L10">
      <style:paragraph-properties fo:margin-left="1.905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2pt" style:font-size-asian="12pt" style:font-size-complex="12pt" loext:padding="0cm" loext:border="none"/>
    </style:style>
    <style:style style:name="T1" style:family="text">
      <style:text-properties style:font-name="Liberation Sans" fo:font-size="18.2000007629395pt" fo:font-weight="bold" officeooo:rsid="00112644" style:font-name-asian="Microsoft YaHei" style:font-size-asian="18.2000007629395pt" style:font-weight-asian="bold" style:font-name-complex="Arial" style:font-size-complex="18.2000007629395pt" style:font-weight-complex="bold"/>
    </style:style>
    <style:style style:name="T2" style:family="text">
      <style:text-properties style:font-name="Arial1" fo:font-size="11pt" officeooo:rsid="00092400" style:font-size-asian="11pt" style:font-size-complex="11pt"/>
    </style:style>
    <style:style style:name="T3" style:family="text">
      <style:text-properties style:font-name="Arial1" fo:font-size="11pt" officeooo:rsid="00112644" style:font-size-asian="11pt" style:font-size-complex="11pt"/>
    </style:style>
    <style:style style:name="T4" style:family="text">
      <style:text-properties fo:language="nl" fo:country="NL"/>
    </style:style>
    <style:style style:name="T5" style:family="text">
      <style:text-properties fo:language="nl" fo:country="NL" officeooo:rsid="00112644"/>
    </style:style>
    <style:style style:name="T6" style:family="text">
      <style:text-properties fo:language="nl" fo:country="NL" officeooo:rsid="00112644" loext:padding="0cm" loext:border="none"/>
    </style:style>
    <style:style style:name="T7" style:family="text">
      <style:text-properties fo:language="nl" fo:country="NL" loext:padding="0cm" loext:border="none"/>
    </style:style>
    <style:style style:name="T8" style:family="text">
      <style:text-properties loext:padding="0cm" loext:border="none"/>
    </style:style>
    <style:style style:name="T9" style:family="text">
      <style:text-properties style:font-name="Calibri" fo:font-size="12pt" fo:language="nl" fo:country="NL" style:font-size-asian="12pt" style:font-size-complex="12pt" loext:padding="0cm" loext:border="none"/>
    </style:style>
    <style:style style:name="T10" style:family="text">
      <style:text-properties style:font-name="Calibri" fo:font-size="12pt" fo:language="nl" fo:country="NL" officeooo:rsid="00112644" style:font-size-asian="12pt" style:font-size-complex="12pt" loext:padding="0cm" loext:border="none"/>
    </style:style>
    <style:style style:name="T11" style:family="text">
      <style:text-properties style:font-name="Calibri" fo:font-size="12pt" style:font-size-asian="12pt" style:font-size-complex="12pt" loext:padding="0cm" loext:border="none"/>
    </style:style>
    <style:style style:name="T12" style:family="text">
      <style:text-properties fo:font-size="12pt" fo:language="nl" fo:country="NL" style:font-size-asian="12pt" style:font-size-complex="12pt" loext:padding="0cm" loext:border="none"/>
    </style:style>
    <style:style style:name="T13" style:family="text">
      <style:text-properties fo:font-size="12pt" fo:language="nl" fo:country="NL" officeooo:rsid="00112644" style:font-size-asian="12pt" style:font-size-complex="12pt" loext:padding="0cm" loext:border="none"/>
    </style:style>
    <style:style style:name="T14" style:family="text">
      <style:text-properties fo:font-size="12pt" style:font-size-asian="12pt" style:font-size-complex="12pt" loext:padding="0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5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294_823537583"/><text:span text:style-name="T1">WiFi Connection</text:span><text:bookmark-end text:name="__RefHeading___Toc294_823537583"/></text:h>
      <text:p text:style-name="P8"/>
      <text:p text:style-name="P9"><text:span text:style-name="T2">This document describes how to </text:span><text:span text:style-name="T3">configure the WiFi connections. These are present in various configuration files (header files) in the source code of the unit.</text:span></text:p>
      <text:p text:style-name="P8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2"><text:a xlink:type="simple" xlink:href="#__RefHeading___Toc294_823537583" text:style-name="Index_20_Link" text:visited-style-name="Index_20_Link">WiFi Connection<text:tab/>1</text:a></text:p>
          <text:p text:style-name="P2"><text:a xlink:type="simple" xlink:href="#__RefHeading___Toc296_823537583" text:style-name="Index_20_Link" text:visited-style-name="Index_20_Link">Connect to Jenkins<text:tab/>2</text:a></text:p>
        </text:index-body>
      </text:table-of-content>
      <text:p text:style-name="P8"/>
      <text:h text:style-name="P7" text:outline-level="1"><text:bookmark-start text:name="__RefHeading___Toc296_823537583"/><text:span text:style-name="T4">Connect to Jenkins</text:span><text:bookmark-end text:name="__RefHeading___Toc296_823537583"/></text:h>
      <text:p text:style-name="P11"/>
      <text:p text:style-name="P11"><text:span text:style-name="T4">The current build assumes:</text:span></text:p>
      <text:list xml:id="list3811547457" text:style-name="L1">
        <text:list-item>
          <text:p text:style-name="P13"><text:span text:style-name="T4">A 2.4 GHz WiFi network, secured via WPA2</text:span></text:p>
        </text:list-item>
        <text:list-item>
          <text:p text:style-name="P13"><text:span text:style-name="T4">A build PC running Jenkins</text:span></text:p>
        </text:list-item>
      </text:list>
      <text:list xml:id="list4202820636" text:style-name="L2">
        <text:list-item>
          <text:p text:style-name="P14"><text:span text:style-name="T4">Jenkins requires an https connection</text:span></text:p>
        </text:list-item>
        <text:list-item>
          <text:p text:style-name="P14"><text:span text:style-name="T4">Jenkin</text:span><text:span text:style-name="T5">s</text:span><text:span text:style-name="T4"> requires a login via a user (monitor) account.</text:span></text:p>
        </text:list-item>
      </text:list>
      <text:p text:style-name="P11"/>
      <text:p text:style-name="P11"><text:span text:style-name="T4">In the file ‘wifi_config.h' the connection parameters for connecting to the WiFi network need to be set:</text:span></text:p>
      <text:list xml:id="list150649630" text:style-name="L3">
        <text:list-item>
          <text:p text:style-name="P15"><text:span text:style-name="T4">WIFI_SSID<text:tab/><text:tab/>This is the SSID (name) of the network to connect to.</text:span></text:p>
        </text:list-item>
      </text:list>
      <text:list xml:id="list140347503" text:style-name="L4">
        <text:list-item>
          <text:p text:style-name="P16"><text:span text:style-name="T4">WIFI_PASSWORD<text:tab/>This is the password needed to connect to the network.</text:span></text:p>
        </text:list-item>
      </text:list>
      <text:p text:style-name="P11"/>
      <text:p text:style-name="P11"><text:span text:style-name="T4">In the file ‘http_config.h' the connection parameters for the build PC need to be set.</text:span></text:p>
      <text:list xml:id="list3006622798" text:style-name="L5">
        <text:list-item>
          <text:p text:style-name="P17"><text:span text:style-name="T4">USERNAME</text:span> <text:tab/><text:tab/><text:tab/><text:tab/><text:span text:style-name="T4">This is the user (monitor) account to log in to Jenkins – is <text:tab/><text:tab/><text:tab/><text:tab/><text:tab/><text:tab/>the name generated with the token.</text:span></text:p>
        </text:list-item>
        <text:list-item>
          <text:p text:style-name="P17"><text:span text:style-name="T4">BASIC_AUTHENTICATION_TOKEN<text:tab/>This is the basic authentication token belonging to the <text:tab/><text:tab/><text:tab/><text:tab/><text:tab/><text:tab/>user and is used as alternative to the password to login to <text:tab/><text:tab/><text:tab/><text:tab/><text:tab/><text:tab/>Jenkins. This token can be acquired by logging in to Jenkins <text:tab/><text:tab/><text:tab/><text:tab/><text:tab/>via the user (monitor) account and generate the token <text:tab/><text:tab/><text:tab/><text:tab/><text:tab/><text:tab/>from withi</text:span><text:span text:style-name="T5">n </text:span><text:span text:style-name="T4">J</text:span><text:span text:style-name="T5">e</text:span><text:span text:style-name="T4">nkins.</text:span></text:p>
        </text:list-item>
      </text:list>
      <text:p text:style-name="P11"><text:span text:style-name="T4"><text:tab/></text:span><text:span text:style-name="T5">To c</text:span><text:span text:style-name="T4">reate a User API Token in Jenkins:</text:span></text:p>
      <text:list xml:id="list2000877086" text:style-name="L6">
        <text:list-item>
          <text:p text:style-name="P25"><text:span text:style-name="T4">Log into Jenkins.</text:span></text:p>
        </text:list-item>
      </text:list>
      <text:list xml:id="list1521761107" text:style-name="L7">
        <text:list-item>
          <text:p text:style-name="P26"><text:span text:style-name="T4">Click on your username (in the top right).</text:span></text:p>
        </text:list-item>
      </text:list>
      <text:list xml:id="list1125251596" text:style-name="L8">
        <text:list-item>
          <text:p text:style-name="P27"><text:span text:style-name="T4">Click on “Configure” (on the left).</text:span></text:p>
        </text:list-item>
      </text:list>
      <text:list xml:id="list833253450" text:style-name="L9">
        <text:list-item>
          <text:p text:style-name="P28"><text:span text:style-name="T4">Under the “API Token” section, click on “Add new Token”, and </text:span>“<text:span text:style-name="T4">Generate</text:span>” <text:span text:style-name="T4">and record the generated token.</text:span></text:p>
        </text:list-item>
      </text:list>
      <text:list xml:id="list3318097931" text:style-name="L10">
        <text:list-item>
          <text:p text:style-name="P29"><text:span text:style-name="T4">Give the token a name, this is the username (monitor) needed with the token to login to Jenkins.</text:span></text:p>
        </text:list-item>
      </text:list>
      <text:list xml:id="list3555779942" text:style-name="L11">
        <text:list-item>
          <text:p text:style-name="P18"><text:span text:style-name="T4">JENKINS_API_URL</text:span> <text:tab/><text:tab/><text:tab/><text:span text:style-name="T4">This is the full URL to the Jenkins job to retrieve the build status from. It is expected to have the following format:</text:span></text:p>
        </text:list-item>
      </text:list>
      <text:p text:style-name="P12"><text:span text:style-name="T4">https://{server}/{job}/api/json</text:span></text:p>
      <text:p text:style-name="P12"><text:span text:style-name="T4">Where:</text:span></text:p>
      <text:p text:style-name="P12"><text:span text:style-name="T4">username</text:span> <text:tab/><text:span text:style-name="T4">USERNAME</text:span></text:p>
      <text:p text:style-name="P12"><text:span text:style-name="T4">token</text:span> <text:tab/><text:tab/><text:span text:style-name="T4">BASIC_AUTHENTICATION_TOKEN</text:span></text:p>
      <text:p text:style-name="P12"/>
      <text:list xml:id="list3677046027" text:style-name="L12">
        <text:list-item>
          <text:p text:style-name="P19"><text:span text:style-name="T4">SHA1_FINGERPRINT[FINGERPRINT_SIZE]</text:span> <text:tab/><text:span text:style-name="T4">Between the curly brackets </text:span>‘<text:span text:style-name="T4">{}' the SHA1 has</text:span><text:span text:style-name="T5">h</text:span><text:span text:style-name="T4"> of the https connection to Jenkis is to be stored.</text:span></text:p>
        </text:list-item>
      </text:list>
      <text:p text:style-name="P11"><text:span text:style-name="T4"><text:tab/>Example (assuming the Chrome webbrowser is used):</text:span></text:p>
      <text:list xml:id="list1904115266" text:style-name="L13">
        <text:list-item>
          <text:p text:style-name="P20"><text:span text:style-name="T7">Login to Jenkins using the USERNAME and initial user password.</text:span></text:p>
        </text:list-item>
      </text:list>
      <text:list xml:id="list2020427714" text:style-name="L14">
        <text:list-item>
          <text:p text:style-name="P21"><text:span text:style-name="T7">Click the </text:span><text:span text:style-name="T8">‘</text:span><text:span text:style-name="T7">lock</text:span><text:span text:style-name="T8">’ </text:span><text:span text:style-name="T7">icon (top left), open the Certificate by clicking on it.</text:span></text:p>
        </text:list-item>
      </text:list>
      <text:list xml:id="list3044751609" text:style-name="L15">
        <text:list-item>
          <text:p text:style-name="P22"><text:span text:style-name="T7">Goto the </text:span><text:span text:style-name="T8">‘</text:span><text:span text:style-name="T7">Details’ tab.</text:span></text:p>
        </text:list-item>
      </text:list>
      <text:list xml:id="list3583947026" text:style-name="L16">
        <text:list-item>
          <text:p text:style-name="P23"><text:soft-page-break/><text:span text:style-name="T7">Note/write down the expiration date. It is good to write this date in the comments near the SHA1 hash, once this dat</text:span><text:span text:style-name="T6">e i</text:span><text:span text:style-name="T7">s reached the SHA1 hash needs to be retrieved/refreshed again.</text:span></text:p>
        </text:list-item>
      </text:list>
      <text:list xml:id="list2153193836" text:style-name="L17">
        <text:list-item>
          <text:p text:style-name="P24"><text:span text:style-name="T7">Note/write down the </text:span><text:span text:style-name="T8">‘</text:span><text:span text:style-name="T7">Fingerprint</text:span><text:span text:style-name="T8">’</text:span><text:span text:style-name="T7">. This is the SHA1 hash that needs to </text:span><text:span text:style-name="T6">be </text:span><text:span text:style-name="T7">added between the curl</text:span><text:span text:style-name="T6">y </text:span><text:span text:style-name="T7">brackets.</text:span></text:p>
        </text:list-item>
      </text:list>
      <text:p text:style-name="P30"><text:span text:style-name="T7"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1:12:18.569000000</meta:creation-date>
    <dc:date>2020-03-02T21:24:48.215000000</dc:date>
    <meta:editing-duration>PT12M30S</meta:editing-duration>
    <meta:editing-cycles>1</meta:editing-cycles>
    <meta:document-statistic meta:table-count="0" meta:image-count="0" meta:object-count="0" meta:page-count="3" meta:paragraph-count="35" meta:word-count="401" meta:character-count="2377" meta:non-whitespace-character-count="1987"/>
    <meta:generator>LibreOffice/6.4.1.2$Windows_X86_64 LibreOffice_project/4d224e95b98b138af42a64d84056446d09082932</meta:generator>
  </office:meta>
</office:document-meta>
</file>